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nu_chefia_imediata</text:p>
          </table:table-cell>
          <table:table-cell table:style-name="ce2" office:value-type="string" calcext:value-type="string">
            <text:p>MATRÍCUL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75244" calcext:value-type="float">
            <text:p>97524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82665" calcext:value-type="float">
            <text:p>78266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71327" calcext:value-type="float">
            <text:p>7713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44028" calcext:value-type="float">
            <text:p>944028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8T16:34:34.785557700</meta:creation-date>
    <dc:date>2024-03-08T16:39:09.147051460</dc:date>
    <meta:editing-duration>PT4M35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